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eca82" officeooo:paragraph-rsid="000eca82"/>
    </style:style>
    <style:style style:name="P2" style:family="paragraph" style:parent-style-name="Standard">
      <style:paragraph-properties fo:text-align="center" style:justify-single-word="false"/>
      <style:text-properties officeooo:rsid="000eca82" officeooo:paragraph-rsid="000eca82"/>
    </style:style>
    <style:style style:name="P3" style:family="paragraph" style:parent-style-name="Standard">
      <style:text-properties style:font-name="Liberation Serif" fo:language="es" fo:country="AR" officeooo:rsid="000ebf69" officeooo:paragraph-rsid="000eca82"/>
    </style:style>
    <style:style style:name="P4" style:family="paragraph" style:parent-style-name="Standard">
      <style:text-properties style:font-name="Liberation Serif" fo:language="es" fo:country="AR" officeooo:paragraph-rsid="000eca82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0eca82" officeooo:paragraph-rsid="000eca82" style:font-weight-asian="bold" style:font-weight-complex="bold"/>
    </style:style>
    <style:style style:name="T1" style:family="text">
      <style:text-properties officeooo:rsid="000eca82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erif" fo:language="es" fo:country="AR" officeooo:rsid="000d5fc0"/>
    </style:style>
    <style:style style:name="T4" style:family="text">
      <style:text-properties style:font-name="Liberation Serif" fo:language="es" fo:country="AR" fo:font-style="italic" officeooo:rsid="000d5fc0" style:font-style-asian="italic" style:font-style-complex="italic"/>
    </style:style>
    <style:style style:name="T5" style:family="text">
      <style:text-properties officeooo:rsid="000fdd82"/>
    </style:style>
    <style:style style:name="T6" style:family="text">
      <style:text-properties officeooo:rsid="00105b27"/>
    </style:style>
    <style:style style:name="T7" style:family="text">
      <style:text-properties officeooo:rsid="000ebf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uela Metropolitana de Arte Dramático</text:p>
      <text:p text:style-name="P2">Filosofía II (turno vespertino)</text:p>
      <text:p text:style-name="P2">1er cuatrimestre 2020</text:p>
      <text:p text:style-name="P2">Profa. Natalia Zorrilla</text:p>
      <text:p text:style-name="P2"/>
      <text:p text:style-name="P2"/>
      <text:p text:style-name="P5">Punteo temático de <text:line-break/><text:span text:style-name="T3">Marx y Engels: </text:span><text:span text:style-name="T4">La ideología alemana</text:span></text:p>
      <text:p text:style-name="P3"/>
      <text:p text:style-name="P3"/>
      <text:p text:style-name="P3">-Condiciones materiales de vida</text:p>
      <text:p text:style-name="P3"/>
      <text:p text:style-name="P3">-Modos de producción</text:p>
      <text:p text:style-name="P3"/>
      <text:p text:style-name="P3">-División del trabajo</text:p>
      <text:p text:style-name="P3"/>
      <text:p text:style-name="P3">-Formas (históricas) de la propiedad</text:p>
      <text:p text:style-name="P3"/>
      <text:p text:style-name="P4">-<text:span text:style-name="T7">Tensiones entre la producción intelectual (de la conciencia) y la materialista</text:span></text:p>
      <text:p text:style-name="P4"/>
      <text:p text:style-name="P4">-<text:span text:style-name="T7">Modo de producción – modo de cooperación – fuerza productiva</text:span></text:p>
      <text:p text:style-name="P4"/>
      <text:p text:style-name="P4">-<text:span text:style-name="T7">Conciencia y lenguaje</text:span></text:p>
      <text:p text:style-name="P4"/>
      <text:p text:style-name="P3">-Familia y división natural del trabajo</text:p>
      <text:p text:style-name="P3"/>
      <text:p text:style-name="P3">-Lucha de clases [clase dominante, clase revolucionaria] </text:p>
      <text:p text:style-name="P3"/>
      <text:p text:style-name="P3">-<text:span text:style-name="T1">M</text:span>edios de producción y la generalización de los intereses de clase</text:p>
      <text:p text:style-name="P3"/>
      <text:p text:style-name="P3">-Individualismo y enajenación</text:p>
      <text:p text:style-name="P3"/>
      <text:p text:style-name="P3">-<text:span text:style-name="T5">Comunismo</text:span></text:p>
      <text:p text:style-name="P3"/>
      <text:p text:style-name="P3">-<text:span text:style-name="T5">Concepciones de la historia </text:span>(lineamientos materialistas)</text:p>
      <text:p text:style-name="P1"/>
      <text:p text:style-name="P1"/>
      <text:p text:style-name="P1">Referencia bibliográfica: </text:p>
      <text:p text:style-name="P1">Engels, Friedrich, Marx, Karl. 2014. <text:span text:style-name="T2">La ideología alemana</text:span>, Barcelona, Akal. Selecció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thor </meta:initial-creator>
    <meta:creation-date>2020-04-02T18:55:46.216233071</meta:creation-date>
    <dc:date>2020-04-02T19:00:22.640549999</dc:date>
    <dc:creator>Author </dc:creator>
    <meta:editing-duration>PT4M35S</meta:editing-duration>
    <meta:editing-cycles>2</meta:editing-cycles>
    <meta:generator>LibreOffice/6.2.4.2$Linux_X86_64 LibreOffice_project/2412653d852ce75f65fbfa83fb7e7b669a126d64</meta:generator>
    <meta:document-statistic meta:table-count="0" meta:image-count="0" meta:object-count="0" meta:page-count="1" meta:paragraph-count="20" meta:word-count="108" meta:character-count="810" meta:non-whitespace-character-count="717"/>
  </office:meta>
</office:document-meta>
</file>